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ultMatchers.View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iewResultMatchers.name( Matcher &lt; ? super String &gt;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ResultMatchers.name( String expectedVi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